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fr" fo:country="FR" fo:font-weight="bold" officeooo:rsid="00011ea1" officeooo:paragraph-rsid="00011ea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fr" fo:country="FR" officeooo:rsid="00011ea1" officeooo:paragraph-rsid="00011ea1" style:language-asian="zxx" style:country-asian="none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011ea1" officeooo:paragraph-rsid="00011ea1" style:language-asian="zxx" style:country-asian="none" style:language-complex="zxx" style:country-complex="none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01fa74" officeooo:paragraph-rsid="0001fa74" style:language-asian="zxx" style:country-asian="none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033dc4" officeooo:paragraph-rsid="00033dc4" style:language-asian="zxx" style:country-asian="none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0402f7" officeooo:paragraph-rsid="000402f7" style:language-asian="zxx" style:country-asian="none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06c595" officeooo:paragraph-rsid="0006c595" style:language-asian="zxx" style:country-asian="none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081f35" officeooo:paragraph-rsid="00081f35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language="fr" fo:country="FR" officeooo:rsid="00081f35" officeooo:paragraph-rsid="00081f35" style:language-asian="zxx" style:country-asian="none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rsid="000920e0" officeooo:paragraph-rsid="000920e0" style:language-asian="zxx" style:country-asian="none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fo:language="fr" fo:country="FR" fo:font-style="italic" officeooo:rsid="000920e0" officeooo:paragraph-rsid="000920e0" style:language-asian="zxx" style:country-asian="none" style:font-style-asian="italic" style:language-complex="zxx" style:country-complex="none" style:font-style-complex="italic"/>
    </style:style>
    <style:style style:name="P12" style:family="paragraph" style:parent-style-name="Standard">
      <style:paragraph-properties fo:text-align="center" style:justify-single-word="false" fo:break-before="page"/>
      <style:text-properties fo:language="fr" fo:country="FR" officeooo:rsid="00081f35" officeooo:paragraph-rsid="00081f35" style:language-asian="zxx" style:country-asian="none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081f35" officeooo:paragraph-rsid="00081f35" style:language-asian="zxx" style:country-asian="none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0925bf" officeooo:paragraph-rsid="000925bf" style:language-asian="zxx" style:country-asian="none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e21a" style:font-weight-asian="bold" style:font-weight-complex="bold"/>
    </style:style>
    <style:style style:name="T3" style:family="text">
      <style:text-properties fo:font-weight="bold" officeooo:rsid="00032276" style:font-weight-asian="bold" style:font-weight-complex="bold"/>
    </style:style>
    <style:style style:name="T4" style:family="text">
      <style:text-properties officeooo:rsid="000144cb"/>
    </style:style>
    <style:style style:name="T5" style:family="text">
      <style:text-properties officeooo:rsid="0001e21a"/>
    </style:style>
    <style:style style:name="T6" style:family="text">
      <style:text-properties officeooo:rsid="00032276"/>
    </style:style>
    <style:style style:name="T7" style:family="text">
      <style:text-properties officeooo:rsid="0008834b"/>
    </style:style>
    <style:style style:name="T8" style:family="text">
      <style:text-properties officeooo:rsid="0009e7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MIPS – Programmation modulaire</text:p>
      <text:p text:style-name="P2"/>
      <text:p text:style-name="P2"/>
      <text:p text:style-name="P3">Découpage de l'émulateur MIPS en modules :</text:p>
      <text:p text:style-name="P3"/>
      <text:p text:style-name="P3">- Module <text:span text:style-name="T1">mémoire</text:span> : Gère le dialogue avec la mémoire</text:p>
      <text:p text:style-name="P3"/>
      <text:p text:style-name="P3">- Module <text:span text:style-name="T1">registres</text:span> : Gère le dialogue avec les registres</text:p>
      <text:p text:style-name="P3"><text:tab/>*) En particulier affichage de l'état des registres</text:p>
      <text:p text:style-name="P3"/>
      <text:p text:style-name="P3">- <text:span text:style-name="T6">Module </text:span><text:span text:style-name="T3">chargement du code en mémoire</text:span><text:span text:style-name="T6"> : Chargé de « déplacer » le code contenu dans le fichier à l’intérieur de la mémoire, à l’endroit qui va bien.</text:span></text:p>
      <text:p text:style-name="P6"><text:tab/>*) Interaction avec le fichier hexa</text:p>
      <text:p text:style-name="P6"><text:tab/>*) Communication avec la mémoire (écriture)</text:p>
      <text:p text:style-name="P3"/>
      <text:p text:style-name="P3">- Module <text:span text:style-name="T1">extraction d'instructions</text:span> : Chargé de récupérer les instructions dans la <text:span text:style-name="T6">mémoire</text:span>.</text:p>
      <text:p text:style-name="P3"><text:tab/>*) Attente en sortie ?</text:p>
      <text:p text:style-name="P3"><text:tab/>*) Communication avec le module de décodage des instructions ?</text:p>
      <text:p text:style-name="P3"/>
      <text:p text:style-name="P3">- Module <text:span text:style-name="T1">décodage des instructions</text:span> : Identifie une instruction (opcode, valeur des opérandes) et transmet les infos au module ALU ?</text:p>
      <text:p text:style-name="P3"><text:tab/>*) Communication avec le module ALU ? <text:span text:style-name="T4">Par quel moyen ? Structure ?</text:span></text:p>
      <text:p text:style-name="P3"/>
      <text:p text:style-name="P3">- <text:span text:style-name="T5">Module </text:span><text:span text:style-name="T2">ALU </text:span><text:span text:style-name="T5">: Réalise les opérations précédemment identifiées.</text:span></text:p>
      <text:p text:style-name="P3"><text:tab/>*<text:span text:style-name="T5">) Communication avec le module registres(lecture/écriture)</text:span></text:p>
      <text:p text:style-name="P3"><text:tab/>*<text:span text:style-name="T5">) Communication avec le module mémoire(lecture/écriture?)</text:span></text:p>
      <text:p text:style-name="P3"/>
      <text:p text:style-name="P3"/>
      <text:p text:style-name="P3"/>
      <text:p text:style-name="P4">Choix de structures représentant les différents éléments :</text:p>
      <text:p text:style-name="P4">- <text:span text:style-name="T6">Pour les registres : Tableau d’entiers</text:span></text:p>
      <text:p text:style-name="P4">- <text:span text:style-name="T6">Pour la mémoire : Tableau d’entiers ?</text:span></text:p>
      <text:p text:style-name="P5">Où les déclarer ? Portée locale ou globale ?</text:p>
      <text:p text:style-name="P5"/>
      <text:p text:style-name="P7">Une structure perso. pour les opérandes ?</text:p>
      <text:p text:style-name="P7"><text:tab/>*) Un champ par opérande possible</text:p>
      <text:p text:style-name="P7"><text:tab/>*) Rempli lors du décodage de l’instruction</text:p>
      <text:p text:style-name="P7"><text:tab/>*) Passage uniforme des opérandes à l’ALU ?</text:p>
      <text:p text:style-name="P12">Header memory.h</text:p>
      <text:p text:style-name="P8"/>
      <text:p text:style-name="P8">int readMemory(int address) ;</text:p>
      <text:p text:style-name="P8"/>
      <text:p text:style-name="P8">void writeMemory(int address, int value) ;</text:p>
      <text:p text:style-name="P8"/>
      <text:p text:style-name="P14">void printStack(<text:span text:style-name="T8">) ;</text:span></text:p>
      <text:p text:style-name="P8"/>
      <text:p text:style-name="P8"/>
      <text:p text:style-name="P9">Header register.h</text:p>
      <text:p text:style-name="P9"/>
      <text:p text:style-name="P8">int readRegister(int reg_number) ;</text:p>
      <text:p text:style-name="P8"/>
      <text:p text:style-name="P8">void writeRegister(int reg_number, int value) ;</text:p>
      <text:p text:style-name="P8"/>
      <text:p text:style-name="P8">void printRegister() ;</text:p>
      <text:p text:style-name="P8"/>
      <text:p text:style-name="P8"/>
      <text:p text:style-name="P8"/>
      <text:p text:style-name="P9">Header <text:span text:style-name="T7">loadInstr.h</text:span></text:p>
      <text:p text:style-name="P9"/>
      <text:p text:style-name="P10">FILE * openFile(char * filename, char * mode) ;</text:p>
      <text:p text:style-name="P10"/>
      <text:p text:style-name="P10">void closeFile(FILE *file) ;</text:p>
      <text:p text:style-name="P10"/>
      <text:p text:style-name="P11">* Charge les instructions contenues dans instructions_file dans la mémoire au bon endroit (à déterminer) *</text:p>
      <text:p text:style-name="P10">void loadInstructionsInMemory(FILE * instructions_file) ;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M56S</meta:editing-duration>
    <meta:editing-cycles>13</meta:editing-cycles>
    <meta:generator>LibreOffice/5.4.3.2$Windows_X86_64 LibreOffice_project/92a7159f7e4af62137622921e809f8546db437e5</meta:generator>
    <dc:date>2017-12-15T13:30:58.089000000</dc:date>
    <meta:document-statistic meta:table-count="0" meta:image-count="0" meta:object-count="0" meta:page-count="2" meta:paragraph-count="37" meta:word-count="289" meta:character-count="1848" meta:non-whitespace-character-count="1584"/>
    <meta:user-defined meta:name="Info 1"/>
    <meta:user-defined meta:name="Info 2"/>
    <meta:user-defined meta:name="Info 3"/>
    <meta:user-defined meta:name="Info 4"/>
  </office:meta>
</office:document-meta>
</file>